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Nom de l’étudiant évaluateur 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date 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AE :</text:p>
          </table:table-cell>
          <table:table-cell table:style-name="Default" office:value-type="string" calcext:value-type="string">
            <text:p>De 1 à 4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Default"/>
          <table:table-cell table:style-name="Default" office:value-type="string" calcext:value-type="string">
            <text:p>Etudiant </text:p>
            <text:p>Évalué 1 :</text:p>
          </table:table-cell>
          <table:table-cell table:style-name="Default" office:value-type="string" calcext:value-type="string">
            <text:p>Etudiant </text:p>
            <text:p>Évalué 2 :</text:p>
          </table:table-cell>
          <table:table-cell table:style-name="Default" office:value-type="string" calcext:value-type="string">
            <text:p>Etudiant </text:p>
            <text:p>Évalué 3 :</text:p>
          </table:table-cell>
          <table:table-cell table:style-name="Default" office:value-type="string" calcext:value-type="string">
            <text:p>Etudiant </text:p>
            <text:p>Évalué 4 :</text:p>
          </table:table-cell>
          <table:table-cell table:style-name="Default" office:value-type="string" calcext:value-type="string">
            <text:p>Etudiant </text:p>
            <text:p>Évalué 5 :</text:p>
          </table:table-cell>
          <table:table-cell table:style-name="Default" office:value-type="string" calcext:value-type="string">
            <text:p>Votre </text:p>
            <text:p>Auto-évaluation</text:p>
          </table:table-cell>
          <table:table-cell table:style-name="Default"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No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- Sérieux et Implicati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Travai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- Communication dans le groupe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- Efficacité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- Aides au coéquipier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- Niveau technique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- leadership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8:32:21.489875125</meta:creation-date>
    <dc:date>2023-06-15T09:03:23.849074671</dc:date>
    <meta:editing-duration>PT9M59S</meta:editing-duration>
    <meta:editing-cycles>7</meta:editing-cycles>
    <meta:generator>LibreOffice/7.3.7.2$Linux_X86_64 LibreOffice_project/30$Build-2</meta:generator>
    <meta:print-date>2023-06-15T08:52:43.078651941</meta:print-date>
    <meta:document-statistic meta:table-count="1" meta:cell-count="19" meta:object-count="0"/>
  </office:meta>
</office:document-meta>
</file>